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7cad" officeooo:paragraph-rsid="00017cad"/>
    </style:style>
    <style:style style:name="P2" style:family="paragraph" style:parent-style-name="Standard">
      <style:text-properties officeooo:rsid="000255e3" officeooo:paragraph-rsid="000255e3"/>
    </style:style>
    <style:style style:name="P3" style:family="paragraph" style:parent-style-name="Standard">
      <style:text-properties fo:font-weight="normal" officeooo:rsid="00017cad" officeooo:paragraph-rsid="00017cad" style:font-weight-asian="normal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024221"/>
    </style:style>
    <style:style style:name="T3" style:family="text">
      <style:text-properties officeooo:rsid="000255e3"/>
    </style:style>
    <style:style style:name="T4" style:family="text">
      <style:text-properties officeooo:rsid="000335d9"/>
    </style:style>
    <style:style style:name="T5" style:family="text">
      <style:text-properties officeooo:rsid="000348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t allmäntt skulle det vara fint om våra egan bilder hade ett filnamn som sade vad bilden föreställer. Annars kan du lägga till mina förslag i textfältet iställer, eller om du har något att alternativ att föreslå.</text:p>
      <text:p text:style-name="P1"/>
      <text:p text:style-name="P2">De som är länkade från annat håll antar jag inte vi inte kan döpa om, å andra sidan är det hällristningar så det står ju mycket att läsa ändå.</text:p>
      <text:p text:style-name="P1"/>
      <text:p text:style-name="P1">L1968:5055 Speciellt den stora resta stenen i östra delen av gravfältet är imponerande.</text:p>
      <text:p text:style-name="P1"/>
      <text:p text:style-name="P1">L2023:652 <text:span text:style-name="T1">B</text:span>ild saknas. </text:p>
      <text:p text:style-name="P1"/>
      <text:p text:style-name="P1">L1968:5888 Ett monumentalt röse, Skee 315:1, inom gravfältet L1968:5888 </text:p>
      <text:p text:style-name="P1"/>
      <text:p text:style-name="P1">L1968:5400 Ett flackt röse i södra delen av kulturmiljön, en av få ställen där vindkraftverken syns.</text:p>
      <text:p text:style-name="P1"/>
      <text:p text:style-name="P1">L2023:656 Kvarliggande urkilade råblock i områdets västra del.</text:p>
      <text:p text:style-name="P1"/>
      <text:p text:style-name="P1">L1968:5659 Två av de resta stenarna vid sockengränsen mellan Lur och Skee. </text:p>
      <text:p text:style-name="P1"/>
      <text:p text:style-name="P1">L1968:5577 Två av de resta stenarna samt ett aktivt gränsmärke vid sockengränsen mellan Lur och Skee. </text:p>
      <text:p text:style-name="P1"/>
      <text:p text:style-name="P1">L1968:5660 <text:span text:style-name="T2">Tre av stenarna vilka eventuellt har ingått i en dommarring.</text:span></text:p>
      <text:p text:style-name="P1"/>
      <text:p text:style-name="P1">L1968:5529 <text:s/><text:span text:style-name="T2">Två av de monumentala stenarna vid Kämpenegravfältet.</text:span></text:p>
      <text:p text:style-name="P1"/>
      <text:p text:style-name="P1">L2023:653 <text:span text:style-name="T2">Del av hålvägen som passerar Kämpenegravfältet.</text:span></text:p>
      <text:p text:style-name="P1"/>
      <text:p text:style-name="P1">L1968:6316 <text:span text:style-name="T2">Den sydligaste delen av hålvägarna längs den gamla vägen mellan Lur och Björke.</text:span></text:p>
      <text:p text:style-name="P1"/>
      <text:p text:style-name="P1">L1968:6858 <text:span text:style-name="T2">En av två resta stenar </text:span><text:span text:style-name="T3">även dessa kan ha stått längs den äldre vägen.</text:span></text:p>
      <text:p text:style-name="P1"/>
      <text:p text:style-name="P1">L1968:6362 <text:span text:style-name="T3">Rest sten invid skogskörväg, vilket kan indikera än ålderdomlig vägsträcka</text:span></text:p>
      <text:p text:style-name="P1"/>
      <text:p text:style-name="P1">L1968:5553 <text:span text:style-name="T3">Rest av stensättning vid Enerhogen, i bakgrunden Ludekas med fossil åker.</text:span></text:p>
      <text:p text:style-name="P1"/>
      <text:p text:style-name="P2">L1968:5871 En stor och tydlig hör i östra änden av Röseberget.</text:p>
      <text:p text:style-name="P2"/>
      <text:p text:style-name="P2">L1968:5247 Ett stort röse på toppen av Röseberget.</text:p>
      <text:p text:style-name="P2"/>
      <text:p text:style-name="P1">L2023:651 <text:span text:style-name="T3">Ett kvarliggande block </text:span><text:span text:style-name="T4">i ett småbrott på Röseberget</text:span></text:p>
      <text:p text:style-name="P3"/>
      <text:p text:style-name="P3">L2023:655 <text:span text:style-name="T4">Ett stort område med småbrott på södra sidan av Röseberget</text:span></text:p>
      <text:p text:style-name="P3"/>
      <text:p text:style-name="P3">L1968:5546 <text:span text:style-name="T4">Den kvadratiska stensättningen med det stora kiströset i bakgrunden.</text:span></text:p>
      <text:p text:style-name="P3"/>
      <text:p text:style-name="P1">L1968:7034 <text:span text:style-name="T5">Här har stenar lagts på ett krönläge för att förstärke effekten av anläggningen.</text:span></text:p>
      <text:p text:style-name="P1"/>
      <text:p text:style-name="P1">L2023:643 <text:span text:style-name="T5">Ett typiskt ålderdomligt småbrott med såväl avfall som block kvarliggande.</text:span></text:p>
      <text:p text:style-name="P1"/>
      <text:p text:style-name="P1">L2023:650 <text:span text:style-name="T5">Block och avfallssten i ett småbrott.</text:span></text:p>
      <text:p text:style-name="P1"/>
      <text:p text:style-name="P1"><text:soft-page-break/>L2023:645 <text:span text:style-name="T5">Ett välbearbetat granitblock</text:span></text:p>
      <text:p text:style-name="P1"/>
      <text:p text:style-name="P1">L1968:5759 <text:s/><text:span text:style-name="T5">Ett röse i krönläge på den norra sidan av kulturmiljön.</text:span></text:p>
      <text:p text:style-name="P1"/>
      <text:p text:style-name="P1">L2023:649 <text:span text:style-name="T5">Ett småbrott som utnyttjat naturlig sprickbildning för att kila fram block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0M23S</meta:editing-duration>
    <meta:editing-cycles>3</meta:editing-cycles>
    <meta:generator>LibreOffice/7.0.4.2$Windows_X86_64 LibreOffice_project/dcf040e67528d9187c66b2379df5ea4407429775</meta:generator>
    <dc:date>2023-10-24T16:43:13.232000000</dc:date>
    <meta:document-statistic meta:table-count="0" meta:image-count="0" meta:object-count="0" meta:page-count="2" meta:paragraph-count="27" meta:word-count="329" meta:character-count="2142" meta:non-whitespace-character-count="1834"/>
    <meta:user-defined meta:name="Info 1"/>
    <meta:user-defined meta:name="Info 2"/>
    <meta:user-defined meta:name="Info 3"/>
    <meta:user-defined meta:name="Info 4"/>
  </office:meta>
</office:document-meta>
</file>